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ælles</text:p>
          </table:table-cell>
          <table:table-cell table:number-columns-repeated="3"/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]+1" office:value-type="float" office:value="2" calcext:value-type="float">
            <text:p>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101b +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]+1" office:value-type="float" office:value="3" calcext:value-type="float">
            <text:p>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101b 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]+1" office:value-type="float" office:value="4" calcext:value-type="float">
            <text:p>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102b +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4]+1" office:value-type="float" office:value="5" calcext:value-type="float">
            <text:p>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102b 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5]+1" office:value-type="float" office:value="6" calcext:value-type="float">
            <text:p>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104b +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6]+1" office:value-type="float" office:value="7" calcext:value-type="float">
            <text:p>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104b -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7]+1" office:value-type="float" office:value="8" calcext:value-type="float">
            <text:p>8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105b +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8]+1" office:value-type="float" office:value="9" calcext:value-type="float">
            <text:p>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105b -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1]+1" office:value-type="float" office:value="12" calcext:value-type="float">
            <text:p>1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12]+1" office:value-type="float" office:value="13" calcext:value-type="float">
            <text:p>1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3]+1" office:value-type="float" office:value="14" calcext:value-type="float">
            <text:p>1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14]+1" office:value-type="float" office:value="15" calcext:value-type="float">
            <text:p>1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5]+1" office:value-type="float" office:value="16" calcext:value-type="float">
            <text:p>1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18]+1" office:value-type="float" office:value="19" calcext:value-type="float">
            <text:p>1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sort/hvid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9]+1" office:value-type="float" office:value="20" calcext:value-type="float">
            <text:p>2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0]+1" office:value-type="float" office:value="21" calcext:value-type="float">
            <text:p>2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1]+1" office:value-type="float" office:value="22" calcext:value-type="float">
            <text:p>2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2]+1" office:value-type="float" office:value="23" calcext:value-type="float">
            <text:p>2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3]+1" office:value-type="float" office:value="24" calcext:value-type="float">
            <text:p>2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4]+1" office:value-type="float" office:value="25" calcext:value-type="float">
            <text:p>2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5]+1" office:value-type="float" office:value="26" calcext:value-type="float">
            <text:p>2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6]+1" office:value-type="float" office:value="27" calcext:value-type="float">
            <text:p>2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8]+1" office:value-type="float" office:value="29" calcext:value-type="float">
            <text:p>2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E1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9]+1" office:value-type="float" office:value="30" calcext:value-type="float">
            <text:p>3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E3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0]+1" office:value-type="float" office:value="31" calcext:value-type="float">
            <text:p>3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F2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31]+1" office:value-type="float" office:value="32" calcext:value-type="float">
            <text:p>3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F3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gr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3]+1" office:value-type="float" office:value="34" calcext:value-type="float">
            <text:p>3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34]+1" office:value-type="float" office:value="35" calcext:value-type="float">
            <text:p>3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5]+1" office:value-type="float" office:value="36" calcext:value-type="float">
            <text:p>3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36]+1" office:value-type="float" office:value="37" calcext:value-type="float">
            <text:p>3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7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8]+1" office:value-type="float" office:value="39" calcext:value-type="float">
            <text:p>3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39]+1" office:value-type="float" office:value="40" calcext:value-type="float">
            <text:p>4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grøn</text:p>
          </table:table-cell>
        </table:table-row>
        <table:table-row table:style-name="ro1"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40]+1" office:value-type="float" office:value="41" calcext:value-type="float">
            <text:p>4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41]+1" office:value-type="float" office:value="42" calcext:value-type="float">
            <text:p>4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gul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42]+1" office:value-type="float" office:value="43" calcext:value-type="float">
            <text:p>4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nde grø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3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44]+1" office:value-type="float" office:value="45" calcext:value-type="float">
            <text:p>4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1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45]+1" office:value-type="float" office:value="46" calcext:value-type="float">
            <text:p>4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1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46]+1" office:value-type="float" office:value="47" calcext:value-type="float">
            <text:p>4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2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47]+1" office:value-type="float" office:value="48" calcext:value-type="float">
            <text:p>48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2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røn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48]+1" office:value-type="float" office:value="49" calcext:value-type="float">
            <text:p>4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3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49]+1" office:value-type="float" office:value="50" calcext:value-type="float">
            <text:p>5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3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50]+1" office:value-type="float" office:value="51" calcext:value-type="float">
            <text:p>5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f Ng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51]+1" office:value-type="float" office:value="52" calcext:value-type="float">
            <text:p>5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m Ng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l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52]+1" office:value-type="float" office:value="53" calcext:value-type="float">
            <text:p>5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53]+1" office:value-type="float" office:value="54" calcext:value-type="float">
            <text:p>5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 Ann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54]+1" office:value-type="float" office:value="55" calcext:value-type="float">
            <text:p>5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m Od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55]+1" office:value-type="float" office:value="56" calcext:value-type="float">
            <text:p>5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f Od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ude orange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formula="of:=[.G57]+1" office:value-type="float" office:value="2" calcext:value-type="float">
            <text:p>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ude hvid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formula="of:=[.G58]+1" office:value-type="float" office:value="3" calcext:value-type="float">
            <text:p>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ude hvid</text:p>
          </table:table-cell>
        </table:table-row>
        <table:table-row table:style-name="ro1">
          <table:table-cell office:value-type="string" calcext:value-type="string">
            <text:p>grøn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formula="of:=[.G59]+1" office:value-type="float" office:value="4" calcext:value-type="float">
            <text:p>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ude brun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formula="of:=[.G60]+1" office:value-type="float" office:value="5" calcext:value-type="float">
            <text:p>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3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ude rød</text:p>
          </table:table-cell>
        </table:table-row>
        <table:table-row table:style-name="ro1">
          <table:table-cell office:value-type="string" calcext:value-type="string">
            <text:p>grå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formula="of:=[.G61]+1" office:value-type="float" office:value="6" calcext:value-type="float">
            <text:p>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de blå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/>
          <table:table-cell office:value-type="string" calcext:value-type="string">
            <text:p>grå bundt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formula="of:=[.G62]+1" office:value-type="float" office:value="7" calcext:value-type="float">
            <text:p>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de gr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63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64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65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formula="of:=[.G66]+1" office:value-type="float" office:value="11" calcext:value-type="float">
            <text:p>11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67]+1" office:value-type="float" office:value="12" calcext:value-type="float">
            <text:p>12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68]+1" office:value-type="float" office:value="13" calcext:value-type="float">
            <text:p>13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69]+1" office:value-type="float" office:value="14" calcext:value-type="float">
            <text:p>14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0]+1" office:value-type="float" office:value="15" calcext:value-type="float">
            <text:p>15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1]+1" office:value-type="float" office:value="16" calcext:value-type="float">
            <text:p>16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2]+1" office:value-type="float" office:value="17" calcext:value-type="float">
            <text:p>17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3]+1" office:value-type="float" office:value="18" calcext:value-type="float">
            <text:p>18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4]+1" office:value-type="float" office:value="19" calcext:value-type="float">
            <text:p>19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5]+1" office:value-type="float" office:value="20" calcext:value-type="float">
            <text:p>20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6]+1" office:value-type="float" office:value="21" calcext:value-type="float">
            <text:p>21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7]+1" office:value-type="float" office:value="22" calcext:value-type="float">
            <text:p>22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8]+1" office:value-type="float" office:value="23" calcext:value-type="float">
            <text:p>23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79]+1" office:value-type="float" office:value="24" calcext:value-type="float">
            <text:p>24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0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1]+1" office:value-type="float" office:value="26" calcext:value-type="float">
            <text:p>26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2]+1" office:value-type="float" office:value="27" calcext:value-type="float">
            <text:p>27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3]+1" office:value-type="float" office:value="28" calcext:value-type="float">
            <text:p>28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4]+1" office:value-type="float" office:value="29" calcext:value-type="float">
            <text:p>29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5]+1" office:value-type="float" office:value="30" calcext:value-type="float">
            <text:p>30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6]+1" office:value-type="float" office:value="31" calcext:value-type="float">
            <text:p>31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7]+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8]+1" office:value-type="float" office:value="33" calcext:value-type="float">
            <text:p>33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89]+1" office:value-type="float" office:value="34" calcext:value-type="float">
            <text:p>34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0]+1" office:value-type="float" office:value="35" calcext:value-type="float">
            <text:p>35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1]+1" office:value-type="float" office:value="36" calcext:value-type="float">
            <text:p>36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2]+1" office:value-type="float" office:value="37" calcext:value-type="float">
            <text:p>37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3]+1" office:value-type="float" office:value="38" calcext:value-type="float">
            <text:p>38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4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5]+1" office:value-type="float" office:value="40" calcext:value-type="float">
            <text:p>40</text:p>
          </table:table-cell>
          <table:table-cell office:value-type="string" calcext:value-type="string">
            <text:p>Lam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6]+1" office:value-type="float" office:value="41" calcext:value-type="float">
            <text:p>41</text:p>
          </table:table-cell>
          <table:table-cell office:value-type="string" calcext:value-type="string">
            <text:p>Lam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7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8]+1" office:value-type="float" office:value="43" calcext:value-type="float">
            <text:p>43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99]+1" office:value-type="float" office:value="44" calcext:value-type="float">
            <text:p>44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0]+1" office:value-type="float" office:value="45" calcext:value-type="float">
            <text:p>45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1]+1" office:value-type="float" office:value="46" calcext:value-type="float">
            <text:p>46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2]+1" office:value-type="float" office:value="47" calcext:value-type="float">
            <text:p>47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3]+1" office:value-type="float" office:value="48" calcext:value-type="float">
            <text:p>48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4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5]+1" office:value-type="float" office:value="50" calcext:value-type="float">
            <text:p>50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6]+1" office:value-type="float" office:value="51" calcext:value-type="float">
            <text:p>51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7]+1" office:value-type="float" office:value="52" calcext:value-type="float">
            <text:p>52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8]+1" office:value-type="float" office:value="53" calcext:value-type="float">
            <text:p>53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09]+1" office:value-type="float" office:value="54" calcext:value-type="float">
            <text:p>54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10]+1" office:value-type="float" office:value="55" calcext:value-type="float">
            <text:p>55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formula="of:=[.G111]+1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3]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4]+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5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6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7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8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19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0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1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2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3]+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4]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5]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6]+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7]+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8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29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0]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å/hvid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1]+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table:formula="of:=[.G132]+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3]+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4]+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5]+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6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7]+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8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9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0]+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1]+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2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3]+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4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5]+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6]+1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7]+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8]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49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0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1]+1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2]+1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3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4]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5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6]+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7]+1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8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59]+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0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1]+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2]+1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øn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3]+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4]+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5]+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6]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67]+1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69]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0]+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1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2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3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4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5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6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7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8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79]+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0]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1]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2]+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3]+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4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5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6]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7]+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8]+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89]+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0]+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1]+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2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3]+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4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5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6]+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7]+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vid/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8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199]+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0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1]+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2]+1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3]+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4]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5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6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7]+1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8]+1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09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0]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1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2]+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3]+1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4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5]+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6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7]+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8]+1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19]+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20]+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21]+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22]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G223]+1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25]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26]+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27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28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29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0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l bund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1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2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3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4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5]+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6]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7]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8]+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39]+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0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1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2]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3]+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4]+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5]+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6]+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7]+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8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49]+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0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1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2]+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3]+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4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5]+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2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6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ndt 2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[.G257]+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58]+1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59]+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0]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1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2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3]+1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4]+1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5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6]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7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8]+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69]+1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0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1]+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2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3]+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4]+1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5]+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6]+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7]+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8]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formula="of:=[.G279]+1" office:value-type="float" office:value="56" calcext:value-type="float">
            <text:p>56</text:p>
          </table:table-cell>
          <table:table-cell table:number-columns-repeated="5"/>
        </table:table-row>
        <table:table-row table:style-name="ro1" table:number-rows-repeated="104829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8:16:03.234067507</meta:creation-date>
    <dc:date>2024-02-15T12:52:41.064009198</dc:date>
    <meta:editing-duration>PT1H38M5S</meta:editing-duration>
    <meta:editing-cycles>20</meta:editing-cycles>
    <meta:generator>LibreOffice/7.3.7.2$Linux_X86_64 LibreOffice_project/30$Build-2</meta:generator>
    <meta:document-statistic meta:table-count="1" meta:cell-count="1329" meta:object-count="0"/>
  </office:meta>
</office:document-meta>
</file>